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officeooo:rsid="001b8242" officeooo:paragraph-rsid="001b8242"/>
    </style:style>
    <style:style style:name="P2" style:family="paragraph" style:parent-style-name="Standard">
      <style:text-properties officeooo:rsid="001b8242" officeooo:paragraph-rsid="001f87f1"/>
    </style:style>
    <style:style style:name="P3" style:family="paragraph" style:parent-style-name="Standard">
      <style:text-properties officeooo:rsid="001f87f1" officeooo:paragraph-rsid="001f87f1"/>
    </style:style>
    <style:style style:name="P4" style:family="paragraph" style:parent-style-name="Standard">
      <style:text-properties officeooo:rsid="0020300b" officeooo:paragraph-rsid="0020300b"/>
    </style:style>
    <style:style style:name="P5" style:family="paragraph" style:parent-style-name="Standard">
      <style:text-properties officeooo:paragraph-rsid="0020300b"/>
    </style:style>
    <style:style style:name="T1" style:family="text">
      <style:text-properties officeooo:rsid="001dbd42"/>
    </style:style>
    <style:style style:name="T2" style:family="text">
      <style:text-properties officeooo:rsid="001f87f1"/>
    </style:style>
    <style:style style:name="T3" style:family="text">
      <style:text-properties officeooo:rsid="002030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s:</text:p>
      <text:p text:style-name="P1"/>
      <text:p text:style-name="P2">The results <text:span text:style-name="T1">from this work </text:span><text:s/>are summarized in table <text:span text:style-name="T1">1</text:span>. <text:span text:style-name="T1">The listing order in table 1 corresponds also to the workflow we had for this work where the first step was to compare the R3B Standard Clustering with a generic agglomerative clustering model incorporating the time-of-hit information into the clustering pro</text:span>cess. <text:span text:style-name="T1">For both eventwise performance (TP) and clusterwise performance (WR) it overperforms the R3B Standard Clustering. However, when looking at the FN metrics it is worse than the standard algorithm. This was the motivation to implement the Edge Detection Neural Network, first as standalone clustering model, then as support for the agglomerative model (“Agglo + Edge”), which outperforms the <text:s/>R3B Standard Clustering </text:span><text:span text:style-name="T2">in all performance metrics with an overall correct reconstruction rate of 81.3% . Compared to the 60.6% from R3B Standard Clustering this is a remarkable performance.</text:span></text:p>
      <text:p text:style-name="P3">Moreover, to emphasize the power of models based on neural networks a plain <text:s/><text:span text:style-name="T1">Edge Detection Neural Network </text:span>and in combination with preclustering with <text:s/><text:span text:style-name="T1">R3B Standard Clustering </text:span>(“R3B + Edge”), both models whithout use of <text:s/><text:span text:style-name="T1">time-of-hit information </text:span>(as the <text:s/><text:span text:style-name="T1">R3B Standard Clustering</text:span>) was applied. Both models overperform the <text:s/><text:span text:style-name="T1">R3B Standard Clustering.</text:span></text:p>
      <text:p text:style-name="P2"/>
      <text:p text:style-name="P1"/>
      <text:p text:style-name="P1"/>
      <text:p text:style-name="P1"/>
      <text:p text:style-name="P5"><text:span text:style-name="T3">Revisioned:<text:line-break/></text:span></text:p>
      <text:p text:style-name="Text_20_body">The results of this study are summarized in Table~\ref{tab:results}, where the ordering of the clustering models reflects the methodological workflow followed during the investigation. The initial comparison was conducted between the baseline \textit{R3B Standard Clustering} algorithm and a generic \textit{Agglomerative Clustering} model that incorporates time-of-hit information.</text:p>
      <text:p text:style-name="Text_20_body">The agglomerative model shows improved performance over the R3B baseline in terms of both event-level true positives (TP) and cluster-level weighted recall (WR). However, it exhibits inferior performance with respect to the false negative (FN) rate, indicating a tendency to miss relevant hits during reconstruction. This limitation motivated the development of an Edge Detection Neural Network, initially evaluated as a standalone clustering algorithm and subsequently integrated into the agglomerative framework, yielding the combined model denoted as \textit{Agglo + Edge}.</text:p>
      <text:p text:style-name="Text_20_body">The \textit{Agglo + Edge} model demonstrates superior performance across all evaluated metrics, achieving an overall correct reconstruction rate of 81.3%, significantly outperforming the R3B Standard Clustering algorithm, which reaches 60.6%.</text:p>
      <text:p text:style-name="Text_20_body">To further explore the capabilities of neural network-based clustering approaches, two additional models were evaluated: a standalone \textit{Edge Detection Neural Network} and a hybrid approach combining R3B Standard Clustering with edge-based postprocessing (\textit{R3B + Edge}). Notably, both of these models operate without incorporating time-of-hit information, similar to the R3B baseline. Nonetheless, both outperform the R3B Standard Clustering in all reported metrics, underscoring the potential of edge-based neural network models for improving cluster reconstruction in high-granularity detector systems.</text:p>
      <text:p text:style-name="P4"/>
      <text:p text:style-name="P1"/>
      <text:p text:style-name="P1"/>
      <text:p text:style-name="P1"/>
      <text:p text:style-name="P1"/>
      <text:p text:style-name="P1"><text:soft-page-break/></text:p>
      <text:p text:style-name="P1"/>
      <text:p text:style-name="P1"/>
      <text:p text:style-name="P1"/>
      <text:p text:style-name="P1"/>
      <text:p text:style-name="P1"/>
      <text:p text:style-name="P1">Summary and Outlook</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15:50:46.727510800</meta:creation-date>
    <dc:date>2025-04-15T12:11:17.156870437</dc:date>
    <meta:editing-duration>PT20M45S</meta:editing-duration>
    <meta:editing-cycles>3</meta:editing-cycles>
    <meta:generator>LibreOffice/7.3.7.2$Linux_X86_64 LibreOffice_project/30$Build-2</meta:generator>
    <meta:document-statistic meta:table-count="0" meta:image-count="0" meta:object-count="0" meta:page-count="2" meta:paragraph-count="9" meta:word-count="425" meta:character-count="3098" meta:non-whitespace-character-count="2674"/>
  </office:meta>
</office:document-meta>
</file>